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243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gt;MAX([.B2:.B18])*0.8" style:apply-style-name="cf1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12.6" table:formula="of:=SUM([.C2:.E2])*1.4" table:style-name="ce2">
            <text:p>12,6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9" table:formula="of:=[Тесты.B2]" table:style-name="ce1">
            <text:p>9</text:p>
          </table:table-cell>
          <table:table-cell office:value-type="float" office:value="0" table:formula="of:=[Лабы.B2]" table:style-name="ce1">
            <text:p>0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50.400000000000006" table:formula="of:=MAX([.$B$2:.$B$50])*0.8" table:style-name="ce1">
            <text:p>50,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" table:style-name="ce2">
            <text:p>0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0" table:formula="of:=[Тесты.B3]" table:style-name="ce1">
            <text:p>0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37.799999999999997" table:formula="of:=MAX([.$B$2:.$B$50])*0.6" table:style-name="ce1">
            <text:p>37,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2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12.600000000000001" table:formula="of:=MAX([.$B$2:.$B$50])*0.2" table:style-name="ce1">
            <text:p>12,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51.699999999999996" table:formula="of:=SUM([.C5:.E5])" table:style-name="ce2">
            <text:p>51,7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16" table:formula="of:=[Тесты.B5]" table:style-name="ce1">
            <text:p>16</text:p>
          </table:table-cell>
          <table:table-cell office:value-type="float" office:value="0" table:formula="of:=[Лабы.B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11" table:formula="of:=SUM([.C6:.E6])" table:style-name="ce2">
            <text:p>11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11" table:formula="of:=[Тесты.B6]" table:style-name="ce1">
            <text:p>11</text:p>
          </table:table-cell>
          <table:table-cell office:value-type="float" office:value="0" table:formula="of:=[Лабы.B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" table:style-name="ce2">
            <text:p>0</text:p>
          </table:table-cell>
          <table:table-cell office:value-type="float" office:value="0" table:formula="of:=[Сообщения.B7]" table:style-name="ce1">
            <text:p>0</text:p>
          </table:table-cell>
          <table:table-cell office:value-type="float" office:value="0" table:formula="of:=[Тесты.B7]" table:style-name="ce1">
            <text:p>0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63" table:formula="of:=SUM([.C8:.E8])" table:style-name="ce2">
            <text:p>63</text:p>
          </table:table-cell>
          <table:table-cell office:value-type="float" office:value="51" table:formula="of:=[Сообщения.B8]" table:style-name="ce1">
            <text:p>51</text:p>
          </table:table-cell>
          <table:table-cell office:value-type="float" office:value="12" table:formula="of:=[Тесты.B8]" table:style-name="ce1">
            <text:p>12</text:p>
          </table:table-cell>
          <table:table-cell office:value-type="float" office:value="0" table:formula="of:=[Лабы.B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31.849999999999998" table:formula="of:=SUM([.C9:.E9])" table:style-name="ce2">
            <text:p>31,85</text:p>
          </table:table-cell>
          <table:table-cell office:value-type="float" office:value="0" table:formula="of:=[Сообщения.B9]" table:style-name="ce1">
            <text:p>0</text:p>
          </table:table-cell>
          <table:table-cell office:value-type="float" office:value="14" table:formula="of:=[Тесты.B9]" table:style-name="ce1">
            <text:p>14</text:p>
          </table:table-cell>
          <table:table-cell office:value-type="float" office:value="17.849999999999998" table:formula="of:=[Лабы.B9]" table:style-name="ce1">
            <text:p>17,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" table:style-name="ce2">
            <text:p>0</text:p>
          </table:table-cell>
          <table:table-cell office:value-type="float" office:value="0" table:formula="of:=[Сообщения.B10]" table:style-name="ce1">
            <text:p>0</text:p>
          </table:table-cell>
          <table:table-cell office:value-type="float" office:value="0" table:formula="of:=[Тесты.B10]" table:style-name="ce1">
            <text:p>0</text:p>
          </table:table-cell>
          <table:table-cell office:value-type="float" office:value="0" table:formula="of:=[Лабы.B10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2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" table:style-name="ce2">
            <text:p>0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0" table:formula="of:=[Тесты.B12]" table:style-name="ce1">
            <text:p>0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39.950000000000003" table:formula="of:=SUM([.C13:.E13])" table:style-name="ce2">
            <text:p>39,95</text:p>
          </table:table-cell>
          <table:table-cell office:value-type="float" office:value="0" table:formula="of:=[Сообщения.B13]" table:style-name="ce1">
            <text:p>0</text:p>
          </table:table-cell>
          <table:table-cell office:value-type="float" office:value="17" table:formula="of:=[Тесты.B13]" table:style-name="ce1">
            <text:p>17</text:p>
          </table:table-cell>
          <table:table-cell office:value-type="float" office:value="22.95" table:formula="of:=[Лабы.B13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32.950000000000003" table:formula="of:=SUM([.C14:.E14])" table:style-name="ce2">
            <text:p>32,9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10" table:formula="of:=[Тесты.B14]" table:style-name="ce1">
            <text:p>10</text:p>
          </table:table-cell>
          <table:table-cell office:value-type="float" office:value="22.95" table:formula="of:=[Лабы.B14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" table:style-name="ce2">
            <text:p>0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0" table:formula="of:=[Тесты.B15]" table:style-name="ce1">
            <text:p>0</text:p>
          </table:table-cell>
          <table:table-cell office:value-type="float" office:value="0" table:formula="of:=[Лабы.B1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13" table:formula="of:=SUM([.C16:.E16])" table:style-name="ce2">
            <text:p>13</text:p>
          </table:table-cell>
          <table:table-cell office:value-type="float" office:value="0" table:formula="of:=[Сообщения.B16]" table:style-name="ce1">
            <text:p>0</text:p>
          </table:table-cell>
          <table:table-cell office:value-type="float" office:value="13" table:formula="of:=[Тесты.B16]" table:style-name="ce1">
            <text:p>13</text:p>
          </table:table-cell>
          <table:table-cell office:value-type="float" office:value="0" table:formula="of:=[Лабы.B1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15" table:formula="of:=SUM([.C17:.E17])" table:style-name="ce2">
            <text:p>15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15" table:formula="of:=[Тесты.B17]" table:style-name="ce1">
            <text:p>15</text:p>
          </table:table-cell>
          <table:table-cell office:value-type="float" office:value="0" table:formula="of:=[Лабы.B1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2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9" table:formula="of:=SUMPRODUCT(([.C2:.Z2]&lt;&gt;&quot;&quot;)*(COUNTA([.$A$2:.$A$50]) - [.C2:.Z2] + 1))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PRODUCT(([.C3:.Z3]&lt;&gt;&quot;&quot;)*(COUNTA([.$A$2:.$A$50]) - [.C3:.Z3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16" table:formula="of:=SUMPRODUCT(([.C5:.Z5]&lt;&gt;&quot;&quot;)*(COUNTA([.$A$2:.$A$50]) - [.C5:.Z5] + 1))" table:style-name="ce1">
            <text:p>1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11" table:formula="of:=SUMPRODUCT(([.C6:.Z6]&lt;&gt;&quot;&quot;)*(COUNTA([.$A$2:.$A$50]) - [.C6:.Z6] + 1))" table:style-name="ce1">
            <text:p>1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PRODUCT(([.C7:.Z7]&lt;&gt;&quot;&quot;)*(COUNTA([.$A$2:.$A$50]) - [.C7:.Z7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12" table:formula="of:=SUMPRODUCT(([.C8:.Z8]&lt;&gt;&quot;&quot;)*(COUNTA([.$A$2:.$A$50]) - [.C8:.Z8] + 1))" table:style-name="ce1">
            <text:p>12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4" table:formula="of:=SUMPRODUCT(([.C9:.Z9]&lt;&gt;&quot;&quot;)*(COUNTA([.$A$2:.$A$50]) - [.C9:.Z9] + 1))" table:style-name="ce1">
            <text:p>1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PRODUCT(([.C10:.Z10]&lt;&gt;&quot;&quot;)*(COUNTA([.$A$2:.$A$50]) - [.C10:.Z10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PRODUCT(([.C12:.Z12]&lt;&gt;&quot;&quot;)*(COUNTA([.$A$2:.$A$50]) - [.C12:.Z12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17" table:formula="of:=SUMPRODUCT(([.C13:.Z13]&lt;&gt;&quot;&quot;)*(COUNTA([.$A$2:.$A$50]) - [.C13:.Z13] + 1))" table:style-name="ce1">
            <text:p>1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10" table:formula="of:=SUMPRODUCT(([.C14:.Z14]&lt;&gt;&quot;&quot;)*(COUNTA([.$A$2:.$A$50]) - [.C14:.Z14] + 1))" table:style-name="ce1">
            <text:p>1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PRODUCT(([.C15:.Z15]&lt;&gt;&quot;&quot;)*(COUNTA([.$A$2:.$A$50]) - [.C15:.Z15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13" table:formula="of:=SUMPRODUCT(([.C16:.Z16]&lt;&gt;&quot;&quot;)*(COUNTA([.$A$2:.$A$50]) - [.C16:.Z16] + 1))" table:style-name="ce1">
            <text:p>1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15" table:formula="of:=SUMPRODUCT(([.C17:.Z17]&lt;&gt;&quot;&quot;)*(COUNTA([.$A$2:.$A$50]) - [.C17:.Z17] + 1))" table:style-name="ce1">
            <text:p>1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51" table:formula="of:=SUM([.C8:.E8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0" table:formula="of:=SUM([.C9:.E9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0" table:formula="of:=SUM([.C13:.E1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0" table:formula="of:=SUM([.C16:.E1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SUM([.C2:.E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0" table:formula="of:=SUM([.C5:.E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0" table:formula="of:=SUM([.C8:.E8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7.849999999999998" table:formula="of:=SUM([.C9:.E9])*COUNTA([.$A$2:.$A$50])*0.3" table:style-name="ce1">
            <text:p>17,85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22.95" table:formula="of:=SUM([.C13:.E13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.95" table:formula="of:=SUM([.C14:.E14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0" table:formula="of:=SUM([.C16:.E16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3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E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Анисова Наташа</dc:creator>
    <meta:creation-date>2024-10-22T21:18:19Z</meta:creation-date>
    <dc:date>2024-10-24T16:55:18Z</dc:date>
    <meta:editing-cycles>5</meta:editing-cycles>
    <meta:editing-duration>PT759S</meta:editing-duration>
  </office:meta>
</office:document-meta>
</file>